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995cm" table:align="left"/>
    </style:style>
    <style:style style:name="Table1.A" style:family="table-column">
      <style:table-column-properties style:column-width="1.397cm"/>
    </style:style>
    <style:style style:name="Table1.B" style:family="table-column">
      <style:table-column-properties style:column-width="3.598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33cm"/>
    </style:style>
    <style:style style:name="Table2" style:family="table">
      <style:table-properties style:width="2.699cm" table:align="left"/>
    </style:style>
    <style:style style:name="Table2.A" style:family="table-column">
      <style:table-column-properties style:column-width="1.302cm"/>
    </style:style>
    <style:style style:name="Table2.B" style:family="table-column">
      <style:table-column-properties style:column-width="1.39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701cm" table:align="left"/>
    </style:style>
    <style:style style:name="Table3.A" style:family="table-column">
      <style:table-column-properties style:column-width="4.203cm"/>
    </style:style>
    <style:style style:name="Table3.B" style:family="table-column">
      <style:table-column-properties style:column-width="4.498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13166"/>
    </style:style>
    <style:style style:name="P2" style:family="paragraph" style:parent-style-name="Standard">
      <style:text-properties officeooo:rsid="00020e91" officeooo:paragraph-rsid="00020e91"/>
    </style:style>
    <style:style style:name="P3" style:family="paragraph" style:parent-style-name="Standard">
      <style:text-properties officeooo:rsid="00046aec" officeooo:paragraph-rsid="00046aec"/>
    </style:style>
    <style:style style:name="P4" style:family="paragraph" style:parent-style-name="Standard">
      <style:text-properties officeooo:rsid="00046aec" officeooo:paragraph-rsid="00054ee8"/>
    </style:style>
    <style:style style:name="P5" style:family="paragraph" style:parent-style-name="Standard">
      <style:text-properties officeooo:rsid="0006357e" officeooo:paragraph-rsid="0006357e"/>
    </style:style>
    <style:style style:name="P6" style:family="paragraph" style:parent-style-name="Standard">
      <style:text-properties officeooo:rsid="0006357e" officeooo:paragraph-rsid="0008a0f8"/>
    </style:style>
    <style:style style:name="P7" style:family="paragraph" style:parent-style-name="Standard">
      <style:text-properties fo:font-weight="bold" officeooo:rsid="0006357e" officeooo:paragraph-rsid="0006357e" style:font-weight-asian="bold" style:font-weight-complex="bold"/>
    </style:style>
    <style:style style:name="P8" style:family="paragraph" style:parent-style-name="Table_20_Contents">
      <style:text-properties officeooo:rsid="00013166" officeooo:paragraph-rsid="00013166"/>
    </style:style>
    <style:style style:name="P9" style:family="paragraph" style:parent-style-name="Table_20_Contents">
      <style:paragraph-properties fo:text-align="center" style:justify-single-word="false"/>
      <style:text-properties officeooo:rsid="00013166" officeooo:paragraph-rsid="00013166"/>
    </style:style>
    <style:style style:name="P10" style:family="paragraph" style:parent-style-name="Table_20_Contents">
      <style:paragraph-properties fo:text-align="center" style:justify-single-word="false"/>
      <style:text-properties officeooo:rsid="00020e91" officeooo:paragraph-rsid="00020e91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text-properties officeooo:rsid="00034149" officeooo:paragraph-rsid="00034149"/>
    </style:style>
    <style:style style:name="T1" style:family="text">
      <style:text-properties officeooo:rsid="00013166"/>
    </style:style>
    <style:style style:name="T2" style:family="text">
      <style:text-properties officeooo:rsid="00046a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ividades:</text:p>
      <text:p text:style-name="P1"/>
      <text:p text:style-name="P1"><text:span text:style-name="T1">1</text:span>2) Baseando-se na Figura 23, faça o que se pede:</text:p>
      <text:p text:style-name="P1"/>
      <text:p text:style-name="P1">a) Preencha a tabela indicando o nível a que pertence cada nó da árvore.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9">Níveis</text:p>
          </table:table-cell>
          <table:covered-table-cell/>
        </table:table-row>
        <table:table-row>
          <table:table-cell table:style-name="Table1.A2" office:value-type="string">
            <text:p text:style-name="P8">1</text:p>
          </table:table-cell>
          <table:table-cell table:style-name="Table1.B2" office:value-type="string">
            <text:p text:style-name="P8">A</text:p>
          </table:table-cell>
        </table:table-row>
        <table:table-row table:style-name="Table1.3">
          <table:table-cell table:style-name="Table1.A2" office:value-type="string">
            <text:p text:style-name="P8">2</text:p>
          </table:table-cell>
          <table:table-cell table:style-name="Table1.B2" office:value-type="string">
            <text:p text:style-name="P8">B e C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B2" office:value-type="string">
            <text:p text:style-name="P8">D, E e F</text:p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B2" office:value-type="string">
            <text:p text:style-name="P8">G, H e I</text:p>
          </table:table-cell>
        </table:table-row>
      </table:table>
      <text:p text:style-name="P1"/>
      <text:p text:style-name="P1">b) Apresente o grau de cada nó.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Nó</text:p>
          </table:table-cell>
          <table:table-cell table:style-name="Table2.B1" office:value-type="string">
            <text:p text:style-name="P10">Grau</text:p>
          </table:table-cell>
        </table:table-row>
        <table:table-row>
          <table:table-cell table:style-name="Table2.A2" office:value-type="string">
            <text:p text:style-name="P10">A</text:p>
          </table:table-cell>
          <table:table-cell table:style-name="Table2.B2" office:value-type="string">
            <text:p text:style-name="P10">2</text:p>
          </table:table-cell>
        </table:table-row>
        <table:table-row>
          <table:table-cell table:style-name="Table2.A2" office:value-type="string">
            <text:p text:style-name="P10">B</text:p>
          </table:table-cell>
          <table:table-cell table:style-name="Table2.B2" office:value-type="string">
            <text:p text:style-name="P10">0</text:p>
          </table:table-cell>
        </table:table-row>
        <table:table-row>
          <table:table-cell table:style-name="Table2.A2" office:value-type="string">
            <text:p text:style-name="P10">C</text:p>
          </table:table-cell>
          <table:table-cell table:style-name="Table2.B2" office:value-type="string">
            <text:p text:style-name="P10">3</text:p>
          </table:table-cell>
        </table:table-row>
        <table:table-row>
          <table:table-cell table:style-name="Table2.A2" office:value-type="string">
            <text:p text:style-name="P10">D</text:p>
          </table:table-cell>
          <table:table-cell table:style-name="Table2.B2" office:value-type="string">
            <text:p text:style-name="P10">2</text:p>
          </table:table-cell>
        </table:table-row>
        <table:table-row>
          <table:table-cell table:style-name="Table2.A2" office:value-type="string">
            <text:p text:style-name="P10">E</text:p>
          </table:table-cell>
          <table:table-cell table:style-name="Table2.B2" office:value-type="string">
            <text:p text:style-name="P10">0</text:p>
          </table:table-cell>
        </table:table-row>
        <table:table-row>
          <table:table-cell table:style-name="Table2.A2" office:value-type="string">
            <text:p text:style-name="P10">F</text:p>
          </table:table-cell>
          <table:table-cell table:style-name="Table2.B2" office:value-type="string">
            <text:p text:style-name="P10">1</text:p>
          </table:table-cell>
        </table:table-row>
        <table:table-row>
          <table:table-cell table:style-name="Table2.A2" office:value-type="string">
            <text:p text:style-name="P10">G</text:p>
          </table:table-cell>
          <table:table-cell table:style-name="Table2.B2" office:value-type="string">
            <text:p text:style-name="P10">0</text:p>
          </table:table-cell>
        </table:table-row>
        <table:table-row>
          <table:table-cell table:style-name="Table2.A2" office:value-type="string">
            <text:p text:style-name="P10">H</text:p>
          </table:table-cell>
          <table:table-cell table:style-name="Table2.B2" office:value-type="string">
            <text:p text:style-name="P10">0</text:p>
          </table:table-cell>
        </table:table-row>
        <table:table-row>
          <table:table-cell table:style-name="Table2.A2" office:value-type="string">
            <text:p text:style-name="P10">I</text:p>
          </table:table-cell>
          <table:table-cell table:style-name="Table2.B2" office:value-type="string">
            <text:p text:style-name="P10">0</text:p>
          </table:table-cell>
        </table:table-row>
      </table:table>
      <text:p text:style-name="P2"/>
      <text:p text:style-name="P2">c) Preencha a tabela indicando a altura de cada nó da árvore.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1">Alturas em relação ao nó folha com maior nível</text:p>
          </table:table-cell>
          <table:covered-table-cell/>
        </table:table-row>
        <table:table-row>
          <table:table-cell table:style-name="Table3.A2" office:value-type="string">
            <text:p text:style-name="P12">h(A)</text:p>
          </table:table-cell>
          <table:table-cell table:style-name="Table3.B2" office:value-type="string">
            <text:p text:style-name="P12">4</text:p>
          </table:table-cell>
        </table:table-row>
        <table:table-row>
          <table:table-cell table:style-name="Table3.A2" office:value-type="string">
            <text:p text:style-name="P12">h(B)</text:p>
          </table:table-cell>
          <table:table-cell table:style-name="Table3.B2" office:value-type="string">
            <text:p text:style-name="P12">1</text:p>
          </table:table-cell>
        </table:table-row>
        <table:table-row>
          <table:table-cell table:style-name="Table3.A2" office:value-type="string">
            <text:p text:style-name="P12">h(C)</text:p>
          </table:table-cell>
          <table:table-cell table:style-name="Table3.B2" office:value-type="string">
            <text:p text:style-name="P12">3</text:p>
          </table:table-cell>
        </table:table-row>
        <table:table-row>
          <table:table-cell table:style-name="Table3.A2" office:value-type="string">
            <text:p text:style-name="P12">h(D)</text:p>
          </table:table-cell>
          <table:table-cell table:style-name="Table3.B2" office:value-type="string">
            <text:p text:style-name="P12">2</text:p>
          </table:table-cell>
        </table:table-row>
        <table:table-row>
          <table:table-cell table:style-name="Table3.A2" office:value-type="string">
            <text:p text:style-name="P12">h(E)</text:p>
          </table:table-cell>
          <table:table-cell table:style-name="Table3.B2" office:value-type="string">
            <text:p text:style-name="P12">1</text:p>
          </table:table-cell>
        </table:table-row>
        <table:table-row>
          <table:table-cell table:style-name="Table3.A2" office:value-type="string">
            <text:p text:style-name="P12">h(F)</text:p>
          </table:table-cell>
          <table:table-cell table:style-name="Table3.B2" office:value-type="string">
            <text:p text:style-name="P12">2</text:p>
          </table:table-cell>
        </table:table-row>
        <table:table-row>
          <table:table-cell table:style-name="Table3.A2" office:value-type="string">
            <text:p text:style-name="P12">h(G)</text:p>
          </table:table-cell>
          <table:table-cell table:style-name="Table3.B2" office:value-type="string">
            <text:p text:style-name="P12">1</text:p>
          </table:table-cell>
        </table:table-row>
        <table:table-row>
          <table:table-cell table:style-name="Table3.A2" office:value-type="string">
            <text:p text:style-name="P12">h(H)</text:p>
          </table:table-cell>
          <table:table-cell table:style-name="Table3.B2" office:value-type="string">
            <text:p text:style-name="P12">1</text:p>
          </table:table-cell>
        </table:table-row>
        <table:table-row>
          <table:table-cell table:style-name="Table3.A2" office:value-type="string">
            <text:p text:style-name="P12">h(I)</text:p>
          </table:table-cell>
          <table:table-cell table:style-name="Table3.B2" office:value-type="string">
            <text:p text:style-name="P12">1</text:p>
          </table:table-cell>
        </table:table-row>
      </table:table>
      <text:p text:style-name="P2"/>
      <text:p text:style-name="P2">d) Qual é a altura da árvore mostrada na Figura 2<text:span text:style-name="T2">3</text:span>?</text:p>
      <text:p text:style-name="P3">Resposta: 4</text:p>
      <text:p text:style-name="P3"/>
      <text:p text:style-name="P3"/>
      <text:p text:style-name="P4"><text:soft-page-break/>Atividades:</text:p>
      <text:p text:style-name="P4"/>
      <text:p text:style-name="P4">13) Usando as operações inicializa() e cria(), elabore uma estrutura que represente uma árvore.</text:p>
      <text:p text:style-name="P4"/>
      <text:p text:style-name="P5">typedef struct arv t_arv;</text:p>
      <text:p text:style-name="P5">struct arv <text:s/></text:p>
      <text:p text:style-name="P5">{ </text:p>
      <text:p text:style-name="P5"><text:tab/>int info; </text:p>
      <text:p text:style-name="P5"><text:tab/>t_arv *esq; </text:p>
      <text:p text:style-name="P5"><text:tab/>t_arv *dir; </text:p>
      <text:p text:style-name="P5">};</text:p>
      <text:p text:style-name="P5"/>
      <text:p text:style-name="P4">14) Simule a chamada da função imprime() aplicada a uma árvore binária de busca.</text:p>
      <text:p text:style-name="P4"/>
      <text:p text:style-name="P4">void imprimir(t_arv *no)</text:p>
      <text:p text:style-name="P4">{</text:p>
      <text:p text:style-name="P4"><text:tab/>printf("%d\n", no-&gt;info);</text:p>
      <text:p text:style-name="P4"/>
      <text:p text:style-name="P4"><text:tab/>if (no-&gt;esq)</text:p>
      <text:p text:style-name="P4"><text:tab/><text:tab/>imprimir(no-&gt;esq);</text:p>
      <text:p text:style-name="P4"><text:tab/>if (no-&gt;dir)</text:p>
      <text:p text:style-name="P4"><text:tab/><text:tab/>imprimir(no-&gt;dir);</text:p>
      <text:p text:style-name="P4">}</text:p>
      <text:p text:style-name="P4"/>
      <text:p text:style-name="P4">15) Escreva uma função que percorre uma árvore binária para determinar sua altura. O protótipo da função pode ser dado por: int altura(Arv* a);</text:p>
      <text:p text:style-name="P4"/>
      <text:p text:style-name="P5">int determinar_altura(t_arv *no)</text:p>
      <text:p text:style-name="P5">{</text:p>
      <text:p text:style-name="P5"><text:s text:c="4"/>if (!no)</text:p>
      <text:p text:style-name="P5"><text:s text:c="8"/>return (0);</text:p>
      <text:p text:style-name="P5"><text:s text:c="4"/>else</text:p>
      <text:p text:style-name="P5"><text:s text:c="4"/>{</text:p>
      <text:p text:style-name="P5"><text:s text:c="8"/>int altura_esquerda = determinar_altura(no-&gt;esq);</text:p>
      <text:p text:style-name="P5"><text:s text:c="8"/>int altura_direita = determinar_altura(no-&gt;dir);</text:p>
      <text:p text:style-name="P5"/>
      <text:p text:style-name="P5"><text:s text:c="8"/>if (altura_esquerda &gt; altura_direita)</text:p>
      <text:p text:style-name="P5"><text:s text:c="12"/>return (altura_esquerda + 1);</text:p>
      <text:p text:style-name="P5"><text:s text:c="8"/>return (altura_direita + 1);</text:p>
      <text:p text:style-name="P5"><text:s text:c="4"/>}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PROGRAMA COMPLETO PARA TESTE:</text:p>
      <text:p text:style-name="P5"/>
      <text:p text:style-name="P6">#include &lt;stdio.h&gt;</text:p>
      <text:p text:style-name="P6">#include &lt;stdlib.h&gt;</text:p>
      <text:p text:style-name="P6"/>
      <text:p text:style-name="P6">typedef struct arv t_arv;</text:p>
      <text:p text:style-name="P6">struct arv <text:s/></text:p>
      <text:p text:style-name="P6">{ </text:p>
      <text:p text:style-name="P6"><text:tab/>int info; </text:p>
      <text:p text:style-name="P6"><text:tab/>t_arv *esq; </text:p>
      <text:p text:style-name="P6"><text:tab/>t_arv *dir; </text:p>
      <text:p text:style-name="P6">};</text:p>
      <text:p text:style-name="P6"/>
      <text:p text:style-name="P6">t_arv *inicializar(void)</text:p>
      <text:p text:style-name="P6">{</text:p>
      <text:p text:style-name="P6"><text:tab/>return (NULL);</text:p>
      <text:p text:style-name="P6">}</text:p>
      <text:p text:style-name="P6"/>
      <text:p text:style-name="P6">t_arv *criar(int info, t_arv *dir, t_arv *esq)</text:p>
      <text:p text:style-name="P6">{</text:p>
      <text:p text:style-name="P6"><text:tab/>t_arv *no = (t_arv *) malloc(sizeof(t_arv));</text:p>
      <text:p text:style-name="P6"/>
      <text:p text:style-name="P6"><text:tab/>no-&gt;info = info;</text:p>
      <text:p text:style-name="P6"><text:tab/>no-&gt;esq = dir;</text:p>
      <text:p text:style-name="P6"><text:tab/>no-&gt;dir = esq;</text:p>
      <text:p text:style-name="P6"/>
      <text:p text:style-name="P6"><text:tab/>return (no);</text:p>
      <text:p text:style-name="P6">}</text:p>
      <text:p text:style-name="P6"/>
      <text:p text:style-name="P6">void imprimir(t_arv *no)</text:p>
      <text:p text:style-name="P6">{</text:p>
      <text:p text:style-name="P6"><text:tab/>printf("%d\n", no-&gt;info);</text:p>
      <text:p text:style-name="P6"><text:tab/>if (no-&gt;esq)</text:p>
      <text:p text:style-name="P6"><text:tab/><text:tab/>imprimir(no-&gt;esq);</text:p>
      <text:p text:style-name="P6"><text:tab/>if (no-&gt;dir)</text:p>
      <text:p text:style-name="P6"><text:tab/><text:tab/>imprimir(no-&gt;dir);</text:p>
      <text:p text:style-name="P6">}</text:p>
      <text:p text:style-name="P6"/>
      <text:p text:style-name="P6">int determinar_altura(t_arv *no)</text:p>
      <text:p text:style-name="P6">{</text:p>
      <text:p text:style-name="P6"><text:tab/>if (!no)</text:p>
      <text:p text:style-name="P6"><text:tab/><text:tab/>return (0);</text:p>
      <text:p text:style-name="P6"><text:tab/>else</text:p>
      <text:p text:style-name="P6"><text:tab/>{</text:p>
      <text:p text:style-name="P6"><text:tab/><text:tab/>int altura_esquerda = determinar_altura(no-&gt;esq);</text:p>
      <text:p text:style-name="P6"><text:tab/><text:tab/>int altura_direita = determinar_altura(no-&gt;dir);</text:p>
      <text:p text:style-name="P6"/>
      <text:p text:style-name="P6"><text:tab/><text:tab/>if (altura_esquerda &gt; altura_direita)</text:p>
      <text:p text:style-name="P6"><text:tab/><text:tab/><text:tab/>return (altura_esquerda + 1);</text:p>
      <text:p text:style-name="P6"><text:tab/><text:tab/>return (altura_direita + 1);</text:p>
      <text:p text:style-name="P6"><text:tab/>}</text:p>
      <text:p text:style-name="P6">}</text:p>
      <text:p text:style-name="P6"><text:soft-page-break/></text:p>
      <text:p text:style-name="P6">t_arv *liberar(t_arv *no)</text:p>
      <text:p text:style-name="P6">{</text:p>
      <text:p text:style-name="P6"><text:tab/>if (no)</text:p>
      <text:p text:style-name="P6"><text:tab/>{</text:p>
      <text:p text:style-name="P6"><text:tab/><text:tab/>liberar(no-&gt;esq);</text:p>
      <text:p text:style-name="P6"><text:tab/><text:tab/>liberar(no-&gt;dir);</text:p>
      <text:p text:style-name="P6"><text:tab/><text:tab/>free(no);</text:p>
      <text:p text:style-name="P6"><text:tab/>}</text:p>
      <text:p text:style-name="P6"><text:tab/>return (NULL);</text:p>
      <text:p text:style-name="P6">}</text:p>
      <text:p text:style-name="P6"/>
      <text:p text:style-name="P6">int main(int argc, char **argv)</text:p>
      <text:p text:style-name="P6">{</text:p>
      <text:p text:style-name="P6"><text:tab/>t_arv *no_a = inicializar();</text:p>
      <text:p text:style-name="P6"><text:tab/>no_a = criar(1, NULL, NULL);</text:p>
      <text:p text:style-name="P6"><text:tab/>no_a-&gt;esq = criar(2, NULL, NULL);</text:p>
      <text:p text:style-name="P6"><text:tab/></text:p>
      <text:p text:style-name="P6"><text:tab/>t_arv *no_c = inicializar();</text:p>
      <text:p text:style-name="P6"><text:tab/>no_c = criar(3, NULL, NULL);</text:p>
      <text:p text:style-name="P6"/>
      <text:p text:style-name="P6"><text:tab/>no_a-&gt;dir = no_c;</text:p>
      <text:p text:style-name="P6"><text:tab/></text:p>
      <text:p text:style-name="P6"><text:tab/>no_c-&gt;dir = criar(5, NULL, NULL);</text:p>
      <text:p text:style-name="P6"/>
      <text:p text:style-name="P6"><text:tab/>no_a-&gt;dir-&gt;esq = criar(4, NULL, NULL);</text:p>
      <text:p text:style-name="P6"/>
      <text:p text:style-name="P6"><text:tab/>imprimir(no_a);</text:p>
      <text:p text:style-name="P6"/>
      <text:p text:style-name="P6"><text:tab/>printf("Altura: %d.\n", determinar_altura(no_a));</text:p>
      <text:p text:style-name="P6"/>
      <text:p text:style-name="P6"><text:tab/>liberar(no_a);</text:p>
      <text:p text:style-name="P6"/>
      <text:p text:style-name="P6"><text:tab/>return (0); 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6:06:17.634736115</meta:creation-date>
    <dc:date>2019-09-22T18:46:55.902452259</dc:date>
    <meta:editing-duration>PT2H17M24S</meta:editing-duration>
    <meta:editing-cycles>6</meta:editing-cycles>
    <meta:generator>LibreOffice/6.0.7.3$Linux_X86_64 LibreOffice_project/00m0$Build-3</meta:generator>
    <meta:document-statistic meta:table-count="3" meta:image-count="0" meta:object-count="0" meta:page-count="4" meta:paragraph-count="157" meta:word-count="396" meta:character-count="2472" meta:non-whitespace-character-count="2083"/>
  </office:meta>
</office:document-meta>
</file>